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0b04" officeooo:paragraph-rsid="00060b04"/>
    </style:style>
    <style:style style:name="P2" style:family="paragraph" style:parent-style-name="Standard">
      <style:text-properties fo:font-variant="normal" fo:text-transform="none" fo:color="#333333" style:font-name="arial" fo:font-size="9.75pt" fo:letter-spacing="normal" fo:font-style="normal" fo:font-weight="normal" officeooo:rsid="00060b04" officeooo:paragraph-rsid="00060b04"/>
    </style:style>
    <style:style style:name="P3" style:family="paragraph" style:parent-style-name="Standard">
      <style:text-properties fo:font-variant="normal" fo:text-transform="none" fo:color="#333333" style:font-name="arial" fo:font-size="9.75pt" fo:letter-spacing="normal" fo:font-style="normal" fo:font-weight="normal" officeooo:paragraph-rsid="00060b04"/>
    </style:style>
    <style:style style:name="T1" style:family="text">
      <style:text-properties officeooo:rsid="00060b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V Superfamilies Description:</text:p>
      <text:p text:style-name="P1"/>
      <text:p text:style-name="P2">ERV1. Class I: Contains the HERVs related to gamma retroviruses such as murine leukemia virus (MLV) and baboon endogenous virus (BaEV).</text:p>
      <text:p text:style-name="P2">ERVK. Class II: Contains beta retroviruses including mouse mammary tumor virus (MMTV).</text:p>
      <text:p text:style-name="P2">ERVL. Class II: Distantly related to spuma retroviruses.</text:p>
      <text:p text:style-name="P3"><text:span text:style-name="T1">ERVL-MaLR. M</text:span>ammalian apparent LTR-retrotransposons.</text:p>
      <text:p text:style-name="P3"><text:span text:style-name="T1">ERV1?. G</text:span>roup of unclassified fragments, which contain other ERV<text:span text:style-name="T1">1</text:span>-like sequences</text:p>
      <text:p text:style-name="P3"><text:span text:style-name="T1">ERVL?. G</text:span>roup of unclassified fragments, which contain other ERV<text:span text:style-name="T1">L</text:span>-like sequ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19:19.425343370</meta:creation-date>
    <dc:date>2018-02-02T13:25:15.509045637</dc:date>
    <meta:editing-duration>PT5M56S</meta:editing-duration>
    <meta:editing-cycles>1</meta:editing-cycles>
    <meta:document-statistic meta:table-count="0" meta:image-count="0" meta:object-count="0" meta:page-count="1" meta:paragraph-count="7" meta:word-count="68" meta:character-count="517" meta:non-whitespace-character-count="456"/>
    <meta:generator>LibreOffice/5.4.4.2$Linux_X86_64 LibreOffice_project/2524958677847fb3bb44820e40380acbe820f960</meta:generator>
  </office:meta>
</office:document-meta>
</file>